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30303" style:font-name="Roboto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paragraph-rsid="0005f7a2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rsid="0005f7a2" officeooo:paragraph-rsid="0005f7a2" style:font-size-asian="9.60000038146973pt" style:font-weight-asian="normal" style:font-size-complex="11pt" style:font-weight-complex="normal"/>
    </style:style>
    <style:style style:name="T1" style:family="text">
      <style:text-properties officeooo:rsid="0005f7a2"/>
    </style:style>
    <style:style style:name="T2" style:family="text">
      <style:text-properties officeooo:rsid="0006627e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branches</text:p>
      <text:p text:style-name="P2">Step 1 : Create branch </text:p>
      <text:p text:style-name="P2"><text:s text:c="3"/>git branch “branch name”</text:p>
      <text:p text:style-name="P2"/>
      <text:p text:style-name="P2">Step 2 : Checkout branch</text:p>
      <text:p text:style-name="P2"><text:s text:c="3"/>git checkout “branch name”</text:p>
      <text:p text:style-name="P2"/>
      <text:p text:style-name="P2">Step 3 : Merge new branch in master branch</text:p>
      <text:p text:style-name="P2"><text:s text:c="3"/>git merge “branch name”</text:p>
      <text:p text:style-name="P2"/>
      <text:p text:style-name="P2">Step 4 : Delete branch</text:p>
      <text:p text:style-name="P2"><text:s text:c="3"/>git branch -d “branch name” <text:s text:c="3"/>— delete from local</text:p>
      <text:p text:style-name="P2"><text:s text:c="3"/>git push origin —delete “branch name” <text:s text:c="2"/>— delete from remo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0:31:32.191266241</meta:creation-date>
    <dc:date>2020-10-30T22:36:37.214638541</dc:date>
    <meta:editing-duration>PT2H5M</meta:editing-duration>
    <meta:editing-cycles>11</meta:editing-cycles>
    <meta:generator>LibreOffice/6.4.5.2$Linux_X86_64 LibreOffice_project/40$Build-2</meta:generator>
    <meta:document-statistic meta:table-count="0" meta:image-count="0" meta:object-count="0" meta:page-count="1" meta:paragraph-count="10" meta:word-count="56" meta:character-count="326" meta:non-whitespace-character-count="257"/>
  </office:meta>
</office:document-meta>
</file>